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1d2125" loext:opacity="100%" style:font-name="Open Sans" fo:font-size="10.5pt" fo:letter-spacing="normal" fo:font-style="normal" fo:font-weight="bold"/>
    </style:style>
    <style:style style:name="T2" style:family="text">
      <style:text-properties fo:font-variant="normal" fo:text-transform="none" fo:color="#1d2125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0f6cbf" loext:opacity="100%" style:text-line-through-style="none" style:text-line-through-type="none" style:font-name="Open Sans" fo:font-size="10.5pt" fo:letter-spacing="normal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Empresa agroalimentaria</text:span></text:span></text:p>
      <text:p text:style-name="P1"><text:bookmark text:name="intro"/><text:span text:style-name="T2">Se plantea desarrollar un programa Java que permita la gestión de una empresa agroalimentaria que trabaja con tres tipos de productos: </text:span><text:span text:style-name="Strong_20_Emphasis"><text:span text:style-name="T1">productos frescos, productos refrigerados y productos congelados</text:span></text:span><text:span text:style-name="T2">. Todos los productos llevan esta </text:span><text:span text:style-name="Strong_20_Emphasis"><text:span text:style-name="T1">información común</text:span></text:span><text:span text:style-name="T2">: fecha de caducidad y número de lote. A su vez, cada tipo de producto lleva alguna </text:span><text:span text:style-name="Strong_20_Emphasis"><text:span text:style-name="T1">información específica</text:span></text:span><text:span text:style-name="T2">. Los </text:span><text:span text:style-name="Strong_20_Emphasis"><text:span text:style-name="T1">productos frescos</text:span></text:span><text:span text:style-name="T2"> deben llevar la fecha de envasado y el país de origen. Los </text:span><text:span text:style-name="Strong_20_Emphasis"><text:span text:style-name="T1">productos refrigerados</text:span></text:span><text:span text:style-name="T2"> deben llevar el código del organismo de supervisión alimentaria, la fecha de envasado, la temperatura de mantenimiento recomendada y el país de origen. Los </text:span><text:span text:style-name="Strong_20_Emphasis"><text:span text:style-name="T1">productos congelados</text:span></text:span><text:span text:style-name="T2"> deben llevar la fecha de envasado, el país de origen y la temperatura de mantenimiento recomendada.</text:span></text:p>
      <text:p text:style-name="P1"><text:span text:style-name="T2">Hay tres tipos de </text:span><text:span text:style-name="Strong_20_Emphasis"><text:span text:style-name="T1">productos congelados</text:span></text:span><text:span text:style-name="T2">: </text:span><text:span text:style-name="Strong_20_Emphasis"><text:span text:style-name="T1">congelados por aire, congelados por agua y congelados por nitrógeno</text:span></text:span><text:span text:style-name="T2">. Los </text:span><text:span text:style-name="Strong_20_Emphasis"><text:span text:style-name="T1">productos congelados por aire</text:span></text:span><text:span text:style-name="T2"> deben llevar la información de la composición del aire con que fue congelado (% de nitrógeno, % de oxígeno, % de dióxido de carbono y % de vapor de agua). Los </text:span><text:span text:style-name="Strong_20_Emphasis"><text:span text:style-name="T1">productos congelados por agua</text:span></text:span><text:span text:style-name="T2"> deben llevar la información de la salinidad del agua con que se realizó la congelación en gramos de sal por litro de agua. Los </text:span><text:span text:style-name="Strong_20_Emphasis"><text:span text:style-name="T1">productos congelados por nitrógen</text:span></text:span><text:span text:style-name="T2">o deben llevar la información del método de congelación empleado y del tiempo de exposición al nitrógeno expresada en segundos.</text:span></text:p>
      <text:p text:style-name="P1"/>
      <text:p text:style-name="P1"><text:span text:style-name="Emphasis"><text:span text:style-name="T2">Crear el código de las clases Java implementando </text:span></text:span><text:span text:style-name="Emphasis"><text:span text:style-name="Strong_20_Emphasis"><text:span text:style-name="T1">una relación de herencia </text:span></text:span></text:span><text:span text:style-name="Emphasis"><text:span text:style-name="T2">siguiendo estas indicaciones:</text:span></text:span></text:p>
      <text:p text:style-name="P1"><text:span text:style-name="Emphasis"><text:span text:style-name="T2">a) En primer lugar realizar un esquema con papel y bolígrafo donde se represente cómo se van a organizar las clases cuando escribamos el código. Estudiar los atributos de las clases y trasladar a la superclase todo atributo que pueda ser trasladado.</text:span></text:span></text:p>
      <text:p text:style-name="P1"><text:span text:style-name="Emphasis"><text:span text:style-name="T2">b) Crear superclases intermedias (aunque no se correspondan con la descripción dada de la empresa) para agrupar atributos y métodos cuando sea posible. Esto corresponde a “realizar abstracciones” en el ámbito de la programación, que pueden o no corresponderse con el mundo real.</text:span></text:span></text:p>
      <text:p text:style-name="P1"><text:span text:style-name="Emphasis"><text:span text:style-name="T2">c) Cada </text:span></text:span><text:a xlink:type="simple" xlink:href="https://aulavirtual32.educa.madrid.org/ies.barajas.madrid/mod/jitsi/view.php?id=40724" text:style-name="Internet_20_link" text:visited-style-name="Visited_20_Internet_20_Link"><text:span text:style-name="Emphasis"><text:span text:style-name="T3">clase</text:span></text:span></text:a><text:span text:style-name="Emphasis"><text:span text:style-name="T2"> debe disponer de constructor y permitir establecer (set) y recuperar (get) el valor de sus atributos y tener un método que permita mostrar la información del objeto cuando sea procedente.</text:span></text:span></text:p>
      <text:p text:style-name="P1"><text:span text:style-name="Emphasis"><text:span text:style-name="T2">Crear una </text:span></text:span><text:a xlink:type="simple" xlink:href="https://aulavirtual32.educa.madrid.org/ies.barajas.madrid/mod/jitsi/view.php?id=40724" text:style-name="Internet_20_link" text:visited-style-name="Visited_20_Internet_20_Link"><text:span text:style-name="Emphasis"><text:span text:style-name="T3">clase</text:span></text:span></text:a><text:span text:style-name="Emphasis"><text:span text:style-name="T2"> test con el método main donde se creen: dos productos frescos, tres productos refrigerados y cinco productos congelados (2 de ellos congelados por agua, otros 2 por aire y 1 por nitrógeno). Mostrar la información de cada producto por pantalla.</text:span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20:32:22.867000000</meta:creation-date>
    <dc:date>2023-05-09T20:32:25.410000000</dc:date>
    <meta:editing-duration>PT2S</meta:editing-duration>
    <meta:editing-cycles>1</meta:editing-cycles>
    <meta:document-statistic meta:table-count="0" meta:image-count="0" meta:object-count="0" meta:page-count="1" meta:paragraph-count="8" meta:word-count="393" meta:character-count="2470" meta:non-whitespace-character-count="2085"/>
    <meta:generator>LibreOffice/7.5.1.2$Windows_X86_64 LibreOffice_project/fcbaee479e84c6cd81291587d2ee68cba099e129</meta:generator>
  </office:meta>
</office:document-meta>
</file>